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c114d1" officeooo:paragraph-rsid="00098acc" style:font-weight-asian="bold" style:font-weight-complex="bold"/>
    </style:style>
    <style:style style:name="P2" style:family="paragraph" style:parent-style-name="Standard">
      <style:text-properties fo:font-weight="normal" officeooo:rsid="00c114d1" officeooo:paragraph-rsid="00098acc" style:font-weight-asian="normal" style:font-weight-complex="normal"/>
    </style:style>
    <style:style style:name="P3" style:family="paragraph" style:parent-style-name="Standard">
      <style:text-properties fo:font-weight="normal" officeooo:rsid="00c1ac53" officeooo:paragraph-rsid="00098acc" style:font-weight-asian="normal" style:font-weight-complex="normal"/>
    </style:style>
    <style:style style:name="P4" style:family="paragraph" style:parent-style-name="Standard">
      <style:text-properties officeooo:paragraph-rsid="00098acc"/>
    </style:style>
    <style:style style:name="P5" style:family="paragraph" style:parent-style-name="Standard">
      <style:text-properties officeooo:paragraph-rsid="000ad51b"/>
    </style:style>
    <style:style style:name="P6" style:family="paragraph" style:parent-style-name="Standard">
      <style:text-properties officeooo:rsid="000ad51b" officeooo:paragraph-rsid="000ad51b"/>
    </style:style>
    <style:style style:name="P7" style:family="paragraph" style:parent-style-name="Standard">
      <style:text-properties officeooo:paragraph-rsid="00100f78"/>
    </style:style>
    <style:style style:name="P8" style:family="paragraph" style:parent-style-name="Standard">
      <style:text-properties officeooo:paragraph-rsid="001243b9"/>
    </style:style>
    <style:style style:name="P9" style:family="paragraph" style:parent-style-name="Standard">
      <style:text-properties officeooo:paragraph-rsid="00134a1f"/>
    </style:style>
    <style:style style:name="P10" style:family="paragraph" style:parent-style-name="Standard">
      <style:text-properties officeooo:paragraph-rsid="00159470"/>
    </style:style>
    <style:style style:name="P11" style:family="paragraph" style:parent-style-name="Standard">
      <style:text-properties officeooo:paragraph-rsid="0018ecd2"/>
    </style:style>
    <style:style style:name="T1" style:family="text">
      <style:text-properties officeooo:rsid="0044fc19"/>
    </style:style>
    <style:style style:name="T2" style:family="text">
      <style:text-properties officeooo:rsid="00436597"/>
    </style:style>
    <style:style style:name="T3" style:family="text">
      <style:text-properties officeooo:rsid="007ba9cd"/>
    </style:style>
    <style:style style:name="T4" style:family="text">
      <style:text-properties officeooo:rsid="0045e501"/>
    </style:style>
    <style:style style:name="T5" style:family="text">
      <style:text-properties officeooo:rsid="003bc56f"/>
    </style:style>
    <style:style style:name="T6" style:family="text">
      <style:text-properties officeooo:rsid="00c1ac53"/>
    </style:style>
    <style:style style:name="T7" style:family="text">
      <style:text-properties officeooo:rsid="000ad51b"/>
    </style:style>
    <style:style style:name="T8" style:family="text">
      <style:text-properties officeooo:rsid="000b7569"/>
    </style:style>
    <style:style style:name="T9" style:family="text">
      <style:text-properties officeooo:rsid="000c26f1"/>
    </style:style>
    <style:style style:name="T10" style:family="text">
      <style:text-properties officeooo:rsid="000dc4bc"/>
    </style:style>
    <style:style style:name="T11" style:family="text">
      <style:text-properties officeooo:rsid="000ee60f"/>
    </style:style>
    <style:style style:name="T12" style:family="text">
      <style:text-properties officeooo:rsid="000ee668"/>
    </style:style>
    <style:style style:name="T13" style:family="text">
      <style:text-properties officeooo:rsid="00107894"/>
    </style:style>
    <style:style style:name="T14" style:family="text">
      <style:text-properties officeooo:rsid="001243b9"/>
    </style:style>
    <style:style style:name="T15" style:family="text">
      <style:text-properties officeooo:rsid="00134a1f"/>
    </style:style>
    <style:style style:name="T16" style:family="text">
      <style:text-properties officeooo:rsid="00146bd3"/>
    </style:style>
    <style:style style:name="T17" style:family="text">
      <style:text-properties officeooo:rsid="0014dffa"/>
    </style:style>
    <style:style style:name="T18" style:family="text">
      <style:text-properties officeooo:rsid="001679fa"/>
    </style:style>
    <style:style style:name="T19" style:family="text">
      <style:text-properties officeooo:rsid="0016a6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amen-san!" a middle-aged man's rough voice calls out to you, whil<text:span text:style-name="T11">e</text:span> you are sharpening <text:span text:style-name="T10">one of your kitchen </text:span>knives.</text:p>
      <text:p text:style-name="P4"/>
      <text:p text:style-name="P4">You see a large, well-built man enter your shop, carrying a child on his shoulders.</text:p>
      <text:p text:style-name="P4"/>
      <text:p text:style-name="P4">The man is Derrick Groot, and you recognize the scar on his prominent nose as the mark of his</text:p>
      <text:p text:style-name="P4">fight with a past customer, right outside your shop.</text:p>
      <text:p text:style-name="P4"/>
      <text:p text:style-name="P7">You thought the police <text:span text:style-name="T13">prohibited</text:span> him from entering your shop again, but there he is, with <text:span text:style-name="T12">a</text:span> <text:span text:style-name="T7">strangely kind</text:span> look on his eyes; an expression that denotes a sense of <text:span text:style-name="T7">calm</text:span> that you can't quite <text:span text:style-name="T7">understand given his past</text:span>. </text:p>
      <text:p text:style-name="P7"/>
      <text:p text:style-name="P7">He wears the same clothes as the construction workers outside: a white towel perched across his shoulders, he wears a yellow construction helmet and the same <text:span text:style-name="T7">fluo</text:span> shirt that he probably wore all week long.</text:p>
      <text:p text:style-name="P4"/>
      <text:p text:style-name="P4">You nod abruptly, not expecting him. His daughter smiles at you as you wash your hands and Derrick takes a seat at the bar.</text:p>
      <text:p text:style-name="P4"/>
      <text:p text:style-name="P4">"How's the work, old man?" he asks, setting his daughter on the chair next to his.</text:p>
      <text:p text:style-name="P4"/>
      <text:p text:style-name="P4">You tell him it is going well.</text:p>
      <text:p text:style-name="P4"/>
      <text:p text:style-name="P4">"I haven't been around in a while. I know Takatsu used to hang around here, too. And Erina. How's the chumps doing?"</text:p>
      <text:p text:style-name="P4"/>
      <text:p text:style-name="P4">You reply that you've actually had the pleasure of seeing them not too long ago this week. He gives you a forthright smile typical of rough working men. Then suddenly, his eyes drop down and he lets out a long sigh.</text:p>
      <text:p text:style-name="P4"/>
      <text:p text:style-name="P4">"Emily here's the reason why I can be standing around smiling, these days. She's all I have that is good."</text:p>
      <text:p text:style-name="P4"/>
      <text:p text:style-name="P8">You ponder briefly about the truth of that statement: <text:span text:style-name="T14">are our relationships the only good thing in life, </text:span>or could there be more to human happiness? <text:span text:style-name="T14">If so, you are sure of it, <text:s/>they certainly aren’t the usual things that most people in society strive for.</text:span></text:p>
      <text:p text:style-name="P8"/>
      <text:p text:style-name="P9">It would probably not occur to a man as rough as Derrick Groot that such a common sense thing may be wrong, but then again perhaps he <text:span text:style-name="T7">was</text:span> right in a certain sense. </text:p>
      <text:p text:style-name="P9"/>
      <text:p text:style-name="P9">We have things, and some of them are good. A daughter is a good thing, and we "have them"... But <text:span text:style-name="T7">as surely as the tastes of an excellent ramen fades after time, </text:span>even such a relationship is not permanent.</text:p>
      <text:p text:style-name="P4"/>
      <text:p text:style-name="P4">Someday, <text:span text:style-name="T1">e</text:span>ven his daughter <text:span text:style-name="T2">will </text:span>go away and find another man.</text:p>
      <text:p text:style-name="P4"/>
      <text:p text:style-name="P4">As you think about the day that this <text:span text:style-name="T7">impermanence</text:span> will <text:span text:style-name="T7">come </text:span>for this man’<text:span text:style-name="T7">s relationships </text:span>too, he tells you something else.</text:p>
      <text:p text:style-name="P4"/>
      <text:p text:style-name="P4">"<text:span text:style-name="T7">Last month, m</text:span>y wife left me for a lawyer in Tokyo. He makes a lot more money than me, and he is "educated".</text:p>
      <text:p text:style-name="P4"/>
      <text:p text:style-name="P4">You feel bad for the man, but you don't know what to say.</text:p>
      <text:p text:style-name="P4"/>
      <text:p text:style-name="P4"><text:soft-page-break/>"He is the first son of a radio broadcast executive. I hear he goes around in a limo and owns</text:p>
      <text:p text:style-name="P4"><text:s/>a private plane. They golf every month. She says she loves him more... What bullshit, <text:span text:style-name="T7">right?</text:span>"</text:p>
      <text:p text:style-name="P4"/>
      <text:p text:style-name="P4">You wince briefly as Derrick slams his big fists on the counter. "I bet you he's probably</text:p>
      <text:p text:style-name="P9">playing her. <text:span text:style-name="T7">That’s what keeps me up at night. T</text:span>he son of a bitch probably got other girlfriends too." </text:p>
      <text:p text:style-name="P9"/>
      <text:p text:style-name="P9">He shakes his head. “<text:span text:style-name="T7">And she doesn’t even see that. My wife!” </text:span>By now, his face is flushed red with anger.</text:p>
      <text:p text:style-name="P4"/>
      <text:p text:style-name="P4">"It's all a load of bullshit. <text:span text:style-name="T16">I think of all the kind moments we shared together, and what we promised to each other all those years back.</text:span> <text:span text:style-name="T15">But l</text:span>ook where we are now. Did I do something wrong to her? Was I not good enough to her?"</text:p>
      <text:p text:style-name="P4"/>
      <text:p text:style-name="P4">He looks at his daughter playing with an imaginary <text:span text:style-name="T17">toy</text:span> on the table. She seems completely oblivious to her father's seething rage. <text:span text:style-name="T3">You notice that she has a small star-shaped scar under her right ear, and that she sometimes touches it.</text:span></text:p>
      <text:p text:style-name="P4"/>
      <text:p text:style-name="P4">"It's a disappointment, I tell you. And that's what I'm angry for: her own daughter! What will she say later, when she asks me where is mom every day?"</text:p>
      <text:p text:style-name="P4"/>
      <text:p text:style-name="P4">You tell him that some people cannot bear the thought of settling down and staying committed </text:p>
      <text:p text:style-name="P10">to one person only. <text:span text:style-name="T18">But y</text:span>ou know that this is the <text:span text:style-name="T7">toxic </text:span>source of envy and jealousy <text:span text:style-name="T19">that leads to so much suffering.</text:span></text:p>
      <text:p text:style-name="P10"/>
      <text:p text:style-name="P10">In the West, they call it an "open relationship" if both adults are OK with it. But you've seen</text:p>
      <text:p text:style-name="P4">too many customers come and go in your shop to know that there is no such thing that can work without destroying a real relationship.</text:p>
      <text:p text:style-name="P4"/>
      <text:p text:style-name="P4">"I've been reading this book recently," Derrick <text:span text:style-name="T4">says, somehow retaking control of himself</text:span>. He pulls out a tiny black book out of his <text:span text:style-name="T5">work pants</text:span>. You feel that the sight of such a large, rough man pulling out a bible out of his pants to be a strange one, and you can't help but feel very interested in hearing what he has to say next.</text:p>
      <text:p text:style-name="P4"/>
      <text:p text:style-name="P5">"A friend of mine gave it to me," Derrick says. </text:p>
      <text:p text:style-name="P5"/>
      <text:p text:style-name="P5">You congratulate him for finding a source of comfort and spirituality, but you don't see the connection with his story...</text:p>
      <text:p text:style-name="P4"/>
      <text:p text:style-name="P11">"Whenever I feel angry about Erika, I read this book... <text:s/>I feel at peace immediately." He nods at you with a convinced look in his eyes. </text:p>
      <text:p text:style-name="P11"/>
      <text:p text:style-name="P11">"It's just not right, this place, the whole society we live in. People ain't right in their minds. When I get hurt, I <text:span text:style-name="T7">can </text:span>take it, but to <text:span text:style-name="T7">hurt </text:span>an innocent soul like her?" He pats his daughter on the head. "I didn't find any other answer, other than believing th<text:span text:style-name="T7">at</text:span> my wife was really lost."</text:p>
      <text:p text:style-name="P4"/>
      <text:p text:style-name="P6">Derrick Groot looks up to heaven.</text:p>
      <text:p text:style-name="P6"/>
      <text:p text:style-name="P4">"That's why I'm not angry with her anymore. If I were still angry, how better would I be really?"</text:p>
      <text:p text:style-name="P4"/>
      <text:p text:style-name="P6">After all, you think to yourself, who can know the human heart without falling into biased judgment?</text:p>
      <text:p text:style-name="P4"/>
      <text:p text:style-name="P4"><text:span text:style-name="T8">Derrick</text:span> flips through the pages of the bible and he puts it on the counter next to your menus. "That's what you ought to give to your customers. The real t<text:span text:style-name="T8">ruth </text:span>about all these human affairs."</text:p>
      <text:p text:style-name="P4"><text:soft-page-break/></text:p>
      <text:p text:style-name="P4">You tell him that you're okay, that he can keep <text:span text:style-name="T9">it</text:span> with him, but Derrick Groot insists.</text:p>
      <text:p text:style-name="P4"/>
      <text:p text:style-name="P4">"No, you take it. I'll take any ramen you have for me."</text:p>
      <text:p text:style-name="P1">Reaction:</text:p>
      <text:p text:style-name="P1"/>
      <text:p text:style-name="P2">Derrick Groot smiles. He has learned to be content with whatever he gets in life, <text:span text:style-name="T6">knowing that there is good in almost everything, given the right turnout, and sometimes, the right perspective. He knows how to abandon feelings of vengeance, and forgive his enemies. This is true freedom.</text:span></text:p>
      <text:p text:style-name="P2"/>
      <text:p text:style-name="P3">Derrick says, “Even the bad stuff, given the right ingredients, can become good.”</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0T16:24:49.279000000</meta:creation-date>
    <dc:date>2019-07-24T18:38:39.295872973</dc:date>
    <meta:editing-duration>PT1H1M16S</meta:editing-duration>
    <meta:editing-cycles>19</meta:editing-cycles>
    <meta:generator>LibreOffice/6.0.3.2$Linux_X86_64 LibreOffice_project/00m0$Build-2</meta:generator>
    <meta:document-statistic meta:table-count="0" meta:image-count="0" meta:object-count="0" meta:page-count="3" meta:paragraph-count="45" meta:word-count="1091" meta:character-count="5810" meta:non-whitespace-character-count="4755"/>
  </office:meta>
</office:document-meta>
</file>